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0c48" officeooo:paragraph-rsid="00010c48"/>
    </style:style>
    <style:style style:name="P2" style:family="paragraph" style:parent-style-name="Standard" style:list-style-name="L1">
      <style:text-properties officeooo:paragraph-rsid="00010c48"/>
    </style:style>
    <style:style style:name="P3" style:family="paragraph" style:parent-style-name="Standard" style:list-style-name="L1">
      <style:text-properties officeooo:rsid="00010c48" officeooo:paragraph-rsid="00010c48"/>
    </style:style>
    <style:style style:name="P4" style:family="paragraph" style:parent-style-name="Standard" style:list-style-name="L1">
      <style:text-properties officeooo:rsid="00046f67" officeooo:paragraph-rsid="00046f67"/>
    </style:style>
    <style:style style:name="P5" style:family="paragraph" style:parent-style-name="Standard" style:list-style-name="L1">
      <style:text-properties officeooo:rsid="0002fc85" officeooo:paragraph-rsid="0002fc85" fo:background-color="#c9211e"/>
    </style:style>
    <style:style style:name="T1" style:family="text">
      <style:text-properties officeooo:rsid="00010c48"/>
    </style:style>
    <style:style style:name="T2" style:family="text">
      <style:text-properties fo:background-color="#81d41a" loext:char-shading-value="0"/>
    </style:style>
    <style:style style:name="T3" style:family="text">
      <style:text-properties officeooo:rsid="00010c48" fo:background-color="#81d41a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fo:background-color="#c9211e" loext:char-shading-value="0"/>
    </style:style>
    <style:style style:name="T6" style:family="text">
      <style:text-properties officeooo:rsid="0002fc85"/>
    </style:style>
    <style:style style:name="T7" style:family="text">
      <style:text-properties fo:background-color="#ffffd7" loext:char-shading-value="0"/>
    </style:style>
    <style:style style:name="T8" style:family="text">
      <style:text-properties officeooo:rsid="00048383"/>
    </style:style>
    <style:style style:name="T9" style:family="text">
      <style:text-properties officeooo:rsid="0005f98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IETTIVI SOCIAL NETWORK</text:p>
      <text:p text:style-name="P1"/>
      <text:p text:style-name="P1">Questi sono gli obiettivi che ci siamo proposti per il nostro social network:</text:p>
      <text:list xml:id="list182196478" text:style-name="L1">
        <text:list-item>
          <text:p text:style-name="P3"><text:span text:style-name="T2">Creare una sola pagina per login e registrazione</text:span> e gestire poi quindi tutto attraverso javascript per prendere i dati e php per ricevere questi dati e salvarli.</text:p>
          <text:p text:style-name="P3">Una volta registrato verrà inviata un’email all’utente che chiede di confermare la sua email per poter usare il nostro sito. </text:p>
        </text:list-item>
        <text:list-item>
          <text:p text:style-name="P3"><text:span text:style-name="T2">Creare una home page</text:span> che abbia una parte dedicata ad <text:span text:style-name="T5">un sistema di messagistica</text:span>, <text:span text:style-name="T2">una parte dedicata alla ricerca degli utenti e, infine, una parte dedicata al feed dell’utente,</text:span> che vedrà tutti i post degli utenti che segue che sono stati pubblicati entro 3 giorni.</text:p>
        </text:list-item>
        <text:list-item>
          <text:p text:style-name="P3"><text:span text:style-name="T2">Creare una navbar</text:span> con un meno a tendina che conterrà le varie opzioni che l’utente può fare. Creare poi una parte dedicata alla ricerca che sarà presente solo nella home page</text:p>
        </text:list-item>
        <text:list-item>
          <text:p text:style-name="P3"><text:span text:style-name="T2">Creare una pagina dedicata alla creazione di un post</text:span>, dove l’utente dovrà inserire una foto e una descrizione</text:p>
        </text:list-item>
        <text:list-item>
          <text:p text:style-name="P2"><text:span text:style-name="T3">Una pagina dedicata al profilo dell’utente</text:span><text:span text:style-name="T1">, dove potrà vedere i dati del suo profil</text:span><text:span text:style-name="T8">o </text:span><text:span text:style-name="T1">(numero post, numero follower, numero following, post).<text:line-break/>La pagine del profilo è “riciclata” anche per la visualizzazione del profilo degli altri utenti: una volta cercato un utente, premendoci sopra si dovrà fare una richiesta GET che prenderà lo username della persona cercata e farà vedere i suoi dati.<text:line-break/>Ci devono essere 3 scenari diversi:</text:span></text:p>
          <text:list>
            <text:list-item>
              <text:list>
                <text:list-item>
                  <text:p text:style-name="P3"><text:span text:style-name="T2">L’utente vuole visualizzare il suo profilo</text:span>, quindi avrà come bottone “modifica profilo”</text:p>
                </text:list-item>
                <text:list-item>
                  <text:p text:style-name="P3"><text:span text:style-name="T2">L’utente vuole vedere il profilo di una persona che non segue,</text:span> quindi avrà come bottone “segui”</text:p>
                </text:list-item>
                <text:list-item>
                  <text:p text:style-name="P3"><text:span text:style-name="T2">L’utente vuole vedere il profilo di una persona che segue,</text:span> quindi apparirà il bottone “non seguire pi<text:span text:style-name="T9">ù</text:span>”</text:p>
                </text:list-item>
              </text:list>
            </text:list-item>
          </text:list>
        </text:list-item>
        <text:list-item>
          <text:p text:style-name="P4"><text:span text:style-name="T2">Creare una pagina dedicata alla modifica dei dati del profilo dell’utente.</text:span> Per modificare le informazioni del profilo non servirà la password mentre per i dati personali servirà.</text:p>
        </text:list-item>
        <text:list-item>
          <text:p text:style-name="P4"><text:span text:style-name="T4">Creare la possibilità di mettere il proprio account privato</text:span> e, di conseguenza, essere visibile solo agli utenti che ti seguono</text:p>
        </text:list-item>
        <text:list-item>
          <text:p text:style-name="P3"><text:span text:style-name="T4">Un sistema di notifiche,</text:span> che <text:span text:style-name="T6">una volta che viene fatta un’azione particolare (ad esempio un utente ha iniziato a seguirti) verrà salvata e scritta su questa sezione. L’utente potrà confermare di aver letto la notifica e, nel caso, non apparirà più.</text:span></text:p>
        </text:list-item>
        <text:list-item>
          <text:p text:style-name="P5"><text:span text:style-name="T4">Sistema di like </text:span><text:span text:style-name="T2">e commenti</text:span><text:span text:style-name="T7"> dove un utente può scegliere se mettere like al post e/o commentarlo.</text:span></text:p>
        </text:list-item>
        <text:list-item>
          <text:p text:style-name="P5"><text:span text:style-name="T2">Creare una sezione dove se l’utente vuole vedere il post di una persona appare in sovra impressione </text:span><text:span text:style-name="T7">il post con tutti i suoi dettagli (foto, utente, data, like e commenti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16:30:47.945000000</meta:creation-date>
    <dc:date>2022-05-18T23:56:11.032000000</dc:date>
    <meta:editing-duration>PT8M38S</meta:editing-duration>
    <meta:editing-cycles>5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6" meta:word-count="418" meta:character-count="2490" meta:non-whitespace-character-count="2100"/>
  </office:meta>
</office:document-meta>
</file>